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348d3" officeooo:paragraph-rsid="000348d3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348d3" officeooo:paragraph-rsid="000348d3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44fbd" officeooo:paragraph-rsid="00044fb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44fbd" officeooo:paragraph-rsid="00044fbd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44fbd" officeooo:paragraph-rsid="00044fbd" style:font-size-asian="10.5pt" style:font-weight-asian="normal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NGAGE ARDUINO de BASE</text:p>
      <text:p text:style-name="P2"/>
      <text:p text:style-name="P3">Structure</text:p>
      <text:p text:style-name="P3"/>
      <text:p text:style-name="P5">Fonctions de base</text:p>
      <text:p text:style-name="P4"></text:p>
      <text:p text:style-name="P4">Ces deux fonctions sont obligatoires dans tout programme en langage Arduino :</text:p>
      <text:p text:style-name="P4"></text:p>
      <text:p text:style-name="P4"><text:s text:c="4"/>void setup()</text:p>
      <text:p text:style-name="P4"><text:s text:c="4"/>void loop() </text:p>
      <text:p text:style-name="P4"></text:p>
      <text:p text:style-name="P4"><text:span text:style-name="T1">Syntaxe de base</text:span></text:p>
      <text:p text:style-name="P4"></text:p>
      <text:p text:style-name="P4"><text:s text:c="4"/>; (point virgule)</text:p>
      <text:p text:style-name="P4"><text:s text:c="4"/>{} (accolades)</text:p>
      <text:p text:style-name="P4"><text:s text:c="4"/>// (commentaire sur une ligne)</text:p>
      <text:p text:style-name="P4"><text:s text:c="4"/>/* */ (commentaire sur plusieurs lignes) </text:p>
      <text:p text:style-name="P4"></text:p>
      <text:p text:style-name="P5">Opérateurs arithmétiques</text:p>
      <text:p text:style-name="P4"></text:p>
      <text:p text:style-name="P4"><text:s text:c="4"/>= (égalité)</text:p>
      <text:p text:style-name="P4"><text:s text:c="4"/>+ (addition)</text:p>
      <text:p text:style-name="P4"><text:s text:c="4"/>- (soustraction)</text:p>
      <text:p text:style-name="P4"><text:s text:c="4"/>* (multiplication)</text:p>
      <text:p text:style-name="P4"><text:s text:c="4"/>/ (division) </text:p>
      <text:p text:style-name="P4"></text:p>
      <text:p text:style-name="P4"><text:tab/></text:p>
      <text:p text:style-name="P5">Variables et constantes</text:p>
      <text:p text:style-name="P4"></text:p>
      <text:p text:style-name="P4">Les variables sont des expressions que vous pouvez utilisez dans les programmes pour stocker des valeurs numériques.</text:p>
      <text:p text:style-name="P4">Constantes prédéfinies</text:p>
      <text:p text:style-name="P4"></text:p>
      <text:p text:style-name="P4">Les constantes prédéfinies du langage Arduino sont des valeurs particulières ayant une signification spécifique.</text:p>
      <text:p text:style-name="P4"></text:p>
      <text:p text:style-name="P4"><text:s text:c="4"/>HIGH | LOW</text:p>
      <text:p text:style-name="P4"><text:s text:c="4"/>INPUT | OUTPUT</text:p>
      <text:p text:style-name="P4"><text:s text:c="4"/>true | false </text:p>
      <text:p text:style-name="P4"></text:p>
      <text:p text:style-name="P5">Expressions numériques</text:p>
      <text:p text:style-name="P4"></text:p>
      <text:p text:style-name="P4"><text:s text:c="4"/>Expressions numériques entières </text:p>
      <text:p text:style-name="P4"></text:p>
      <text:p text:style-name="P5">Types des données</text:p>
      <text:p text:style-name="P4"></text:p>
      <text:p text:style-name="P4"><text:s text:c="4"/>int</text:p>
      <text:p text:style-name="P4"><text:s text:c="4"/>void (fonctions) </text:p>
      <text:p text:style-name="P4"></text:p>
      <text:p text:style-name="P4"><text:tab/></text:p>
      <text:p text:style-name="P5">Fonctions</text:p>
      <text:p text:style-name="P4">Entrées/Sorties Numériques</text:p>
      <text:p text:style-name="P4"><text:soft-page-break/></text:p>
      <text:p text:style-name="P4"><text:s text:c="4"/>pinMode(broche, mode)</text:p>
      <text:p text:style-name="P4"><text:s text:c="4"/>digitalWrite(broche, valeur)</text:p>
      <text:p text:style-name="P4"><text:s text:c="4"/>int digitalRead(broche) </text:p>
      <text:p text:style-name="P4"></text:p>
      <text:p text:style-name="P5">Entrées/Sorties Avancées</text:p>
      <text:p text:style-name="P5"></text:p>
      <text:p text:style-name="P4"><text:s text:c="4"/>tone()</text:p>
      <text:p text:style-name="P4"><text:s text:c="4"/>noTone() </text:p>
      <text:p text:style-name="P4"></text:p>
      <text:p text:style-name="P5">Temps</text:p>
      <text:p text:style-name="P4"></text:p>
      <text:p text:style-name="P4"><text:s text:c="4"/>delay(ms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py56 </meta:initial-creator>
    <meta:creation-date>2019-11-06T11:12:00.747615909</meta:creation-date>
    <dc:date>2019-11-06T11:16:18.344311028</dc:date>
    <dc:creator>papy56 </dc:creator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2" meta:paragraph-count="61" meta:word-count="126" meta:character-count="1077" meta:non-whitespace-character-count="828"/>
  </office:meta>
</office:document-meta>
</file>